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11239bb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4" style:family="paragraph" style:parent-style-name="Standard">
      <style:text-properties officeooo:rsid="011597d6" officeooo:paragraph-rsid="011239bb"/>
    </style:style>
    <style:style style:name="P5" style:family="paragraph" style:parent-style-name="Text_20_body">
      <style:paragraph-properties fo:text-align="justify" style:justify-single-word="false"/>
      <style:text-properties officeooo:rsid="011597d6" officeooo:paragraph-rsid="013da72c"/>
    </style:style>
    <style:style style:name="P6" style:family="paragraph" style:parent-style-name="Text_20_body">
      <style:paragraph-properties fo:text-align="justify" style:justify-single-word="false"/>
      <style:text-properties officeooo:rsid="011597d6" officeooo:paragraph-rsid="013d86b8"/>
    </style:style>
    <style:style style:name="P7" style:family="paragraph" style:parent-style-name="Text_20_body">
      <style:paragraph-properties fo:text-align="justify" style:justify-single-word="false"/>
      <style:text-properties officeooo:rsid="011597d6" officeooo:paragraph-rsid="013c129d"/>
    </style:style>
    <style:style style:name="P8" style:family="paragraph" style:parent-style-name="Text_20_body">
      <style:paragraph-properties fo:text-align="justify" style:justify-single-word="false"/>
      <style:text-properties officeooo:rsid="011597d6" officeooo:paragraph-rsid="01391a8c"/>
    </style:style>
    <style:style style:name="P9" style:family="paragraph" style:parent-style-name="Text_20_body">
      <style:paragraph-properties fo:text-align="justify" style:justify-single-word="false"/>
      <style:text-properties officeooo:rsid="011597d6" officeooo:paragraph-rsid="0138ace1"/>
    </style:style>
    <style:style style:name="P10" style:family="paragraph" style:parent-style-name="Text_20_body">
      <style:paragraph-properties fo:text-align="justify" style:justify-single-word="false"/>
      <style:text-properties officeooo:rsid="011597d6" officeooo:paragraph-rsid="01389e76"/>
    </style:style>
    <style:style style:name="P11" style:family="paragraph" style:parent-style-name="Text_20_body">
      <style:paragraph-properties fo:text-align="justify" style:justify-single-word="false"/>
      <style:text-properties officeooo:rsid="011597d6" officeooo:paragraph-rsid="0136ea6e"/>
    </style:style>
    <style:style style:name="P12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P13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14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15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16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17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18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19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20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21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22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23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24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25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26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27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28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29" style:family="paragraph" style:parent-style-name="Text_20_body">
      <style:text-properties officeooo:rsid="011597d6" officeooo:paragraph-rsid="01181610"/>
    </style:style>
    <style:style style:name="P30" style:family="paragraph" style:parent-style-name="Text_20_body">
      <style:text-properties officeooo:rsid="011597d6" officeooo:paragraph-rsid="0116a8ee"/>
    </style:style>
    <style:style style:name="P31" style:family="paragraph" style:parent-style-name="Text_20_body">
      <style:text-properties officeooo:rsid="011597d6" officeooo:paragraph-rsid="0116a379"/>
    </style:style>
    <style:style style:name="P32" style:family="paragraph" style:parent-style-name="Text_20_body">
      <style:text-properties officeooo:rsid="011597d6" officeooo:paragraph-rsid="0115c43f"/>
    </style:style>
    <style:style style:name="P33" style:family="paragraph" style:parent-style-name="Text_20_body">
      <style:text-properties officeooo:paragraph-rsid="0114ecc6"/>
    </style:style>
    <style:style style:name="P34" style:family="paragraph" style:parent-style-name="Text_20_body">
      <style:text-properties officeooo:paragraph-rsid="01121a71"/>
    </style:style>
    <style:style style:name="P35" style:family="paragraph" style:parent-style-name="Text_20_body">
      <style:text-properties officeooo:paragraph-rsid="0110c8aa"/>
    </style:style>
    <style:style style:name="P36" style:family="paragraph" style:parent-style-name="Text_20_body">
      <style:text-properties officeooo:rsid="010e431a" officeooo:paragraph-rsid="010e431a"/>
    </style:style>
    <style:style style:name="P37" style:family="paragraph" style:parent-style-name="Text_20_body">
      <style:text-properties officeooo:rsid="010cf1e0" officeooo:paragraph-rsid="010d6036"/>
    </style:style>
    <style:style style:name="P38" style:family="paragraph" style:parent-style-name="Text_20_body">
      <style:text-properties officeooo:rsid="01048fec" officeooo:paragraph-rsid="010cf1e0"/>
    </style:style>
    <style:style style:name="P39" style:family="paragraph" style:parent-style-name="Text_20_body">
      <style:text-properties officeooo:rsid="01048fec" officeooo:paragraph-rsid="010c2e2a"/>
    </style:style>
    <style:style style:name="P40" style:family="paragraph" style:parent-style-name="Text_20_body">
      <style:text-properties officeooo:rsid="01048fec" officeooo:paragraph-rsid="010b7255"/>
    </style:style>
    <style:style style:name="P41" style:family="paragraph" style:parent-style-name="Text_20_body">
      <style:text-properties officeooo:rsid="01048fec" officeooo:paragraph-rsid="01099410"/>
    </style:style>
    <style:style style:name="P42" style:family="paragraph" style:parent-style-name="Text_20_body">
      <style:text-properties officeooo:rsid="01048fec" officeooo:paragraph-rsid="0107dea1"/>
    </style:style>
    <style:style style:name="P43" style:family="paragraph" style:parent-style-name="Text_20_body">
      <style:text-properties officeooo:rsid="01048fec" officeooo:paragraph-rsid="010622ff"/>
    </style:style>
    <style:style style:name="P44" style:family="paragraph" style:parent-style-name="Text_20_body">
      <style:text-properties officeooo:paragraph-rsid="0105e25c"/>
    </style:style>
    <style:style style:name="P45" style:family="paragraph" style:parent-style-name="Text_20_body">
      <style:text-properties officeooo:paragraph-rsid="010357ab"/>
    </style:style>
    <style:style style:name="P46" style:family="paragraph" style:parent-style-name="Text_20_body">
      <style:text-properties officeooo:paragraph-rsid="01025f30"/>
    </style:style>
    <style:style style:name="P47" style:family="paragraph" style:parent-style-name="Text_20_body">
      <style:text-properties officeooo:rsid="00ff7825" officeooo:paragraph-rsid="0101d275"/>
    </style:style>
    <style:style style:name="P48" style:family="paragraph" style:parent-style-name="Text_20_body">
      <style:text-properties officeooo:rsid="00ff7825" officeooo:paragraph-rsid="0100308e"/>
    </style:style>
    <style:style style:name="P49" style:family="paragraph" style:parent-style-name="Text_20_body">
      <style:text-properties officeooo:paragraph-rsid="00ff7825"/>
    </style:style>
    <style:style style:name="P50" style:family="paragraph" style:parent-style-name="Text_20_body">
      <style:text-properties officeooo:paragraph-rsid="00fe9dcb"/>
    </style:style>
    <style:style style:name="P51" style:family="paragraph" style:parent-style-name="Text_20_body">
      <style:text-properties officeooo:rsid="00fb7d9a" officeooo:paragraph-rsid="00fdd69f"/>
    </style:style>
    <style:style style:name="P52" style:family="paragraph" style:parent-style-name="Text_20_body">
      <style:text-properties officeooo:rsid="00f8f09d" officeooo:paragraph-rsid="00fb7d9a"/>
    </style:style>
    <style:style style:name="P53" style:family="paragraph" style:parent-style-name="Text_20_body">
      <style:text-properties officeooo:rsid="00f6d416" officeooo:paragraph-rsid="00f8f09d"/>
    </style:style>
    <style:style style:name="P54" style:family="paragraph" style:parent-style-name="Text_20_body">
      <style:text-properties officeooo:rsid="00f6d416" officeooo:paragraph-rsid="00f7f836"/>
    </style:style>
    <style:style style:name="P55" style:family="paragraph" style:parent-style-name="Text_20_body">
      <style:text-properties officeooo:rsid="00f51e4e" officeooo:paragraph-rsid="00f51e4e"/>
    </style:style>
    <style:style style:name="P56" style:family="paragraph" style:parent-style-name="Text_20_body">
      <style:text-properties officeooo:rsid="00f43cfc" officeooo:paragraph-rsid="00f51e4e"/>
    </style:style>
    <style:style style:name="P57" style:family="paragraph" style:parent-style-name="Text_20_body">
      <style:text-properties officeooo:paragraph-rsid="00f43cfc"/>
    </style:style>
    <style:style style:name="P58" style:family="paragraph" style:parent-style-name="Text_20_body">
      <style:text-properties officeooo:paragraph-rsid="00f2a0eb"/>
    </style:style>
    <style:style style:name="P59" style:family="paragraph" style:parent-style-name="Text_20_body">
      <style:paragraph-properties fo:text-align="justify" style:justify-single-word="false"/>
      <style:text-properties officeooo:paragraph-rsid="00ecf804"/>
    </style:style>
    <style:style style:name="P60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61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62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63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64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65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66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67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68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69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70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71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72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73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74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75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76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77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78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79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80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81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82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83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84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85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86" style:family="paragraph" style:parent-style-name="Text_20_body">
      <style:text-properties officeooo:rsid="00b88069" officeooo:paragraph-rsid="00c7a0c2"/>
    </style:style>
    <style:style style:name="P87" style:family="paragraph" style:parent-style-name="Text_20_body">
      <style:text-properties officeooo:rsid="00b88069" officeooo:paragraph-rsid="00c601ce"/>
    </style:style>
    <style:style style:name="P88" style:family="paragraph" style:parent-style-name="Text_20_body">
      <style:text-properties officeooo:rsid="00b88069" officeooo:paragraph-rsid="00c524d8"/>
    </style:style>
    <style:style style:name="P89" style:family="paragraph" style:parent-style-name="Text_20_body">
      <style:text-properties officeooo:rsid="00b88069" officeooo:paragraph-rsid="00c4b592"/>
    </style:style>
    <style:style style:name="P90" style:family="paragraph" style:parent-style-name="Text_20_body">
      <style:text-properties officeooo:rsid="00b88069" officeooo:paragraph-rsid="00c3c725"/>
    </style:style>
    <style:style style:name="P91" style:family="paragraph" style:parent-style-name="Text_20_body">
      <style:text-properties officeooo:rsid="00b88069" officeooo:paragraph-rsid="00c20837"/>
    </style:style>
    <style:style style:name="P92" style:family="paragraph" style:parent-style-name="Text_20_body">
      <style:text-properties officeooo:rsid="00b88069" officeooo:paragraph-rsid="00be5c0e"/>
    </style:style>
    <style:style style:name="P93" style:family="paragraph" style:parent-style-name="Text_20_body">
      <style:text-properties officeooo:rsid="00b88069" officeooo:paragraph-rsid="00bc92a1"/>
    </style:style>
    <style:style style:name="P94" style:family="paragraph" style:parent-style-name="Text_20_body">
      <style:text-properties officeooo:rsid="00b88069" officeooo:paragraph-rsid="00bba200"/>
    </style:style>
    <style:style style:name="P95" style:family="paragraph" style:parent-style-name="Text_20_body">
      <style:text-properties officeooo:rsid="00a804af" officeooo:paragraph-rsid="00b88069"/>
    </style:style>
    <style:style style:name="P96" style:family="paragraph" style:parent-style-name="Text_20_body">
      <style:text-properties officeooo:rsid="00a804af" officeooo:paragraph-rsid="00b5276b"/>
    </style:style>
    <style:style style:name="P97" style:family="paragraph" style:parent-style-name="Text_20_body">
      <style:text-properties officeooo:rsid="00a804af" officeooo:paragraph-rsid="00b1f70b"/>
    </style:style>
    <style:style style:name="P98" style:family="paragraph" style:parent-style-name="Text_20_body">
      <style:text-properties officeooo:paragraph-rsid="00b039d2"/>
    </style:style>
    <style:style style:name="P99" style:family="paragraph" style:parent-style-name="Text_20_body">
      <style:text-properties officeooo:paragraph-rsid="00acd728"/>
    </style:style>
    <style:style style:name="P100" style:family="paragraph" style:parent-style-name="Text_20_body">
      <style:text-properties officeooo:paragraph-rsid="00a804af"/>
    </style:style>
    <style:style style:name="P101" style:family="paragraph" style:parent-style-name="Text_20_body">
      <style:text-properties officeooo:paragraph-rsid="00a64a6f"/>
    </style:style>
    <style:style style:name="P102" style:family="paragraph" style:parent-style-name="Text_20_body">
      <style:text-properties officeooo:paragraph-rsid="00a1f1ed"/>
    </style:style>
    <style:style style:name="T1" style:family="text">
      <style:text-properties officeooo:rsid="0129d030"/>
    </style:style>
    <style:style style:name="T2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13d86b8"/>
    </style:style>
    <style:style style:name="T4" style:family="text">
      <style:text-properties officeooo:rsid="013da72c"/>
    </style:style>
    <style:style style:name="T5" style:family="text">
      <style:text-properties officeooo:rsid="013c129d"/>
    </style:style>
    <style:style style:name="T6" style:family="text">
      <style:text-properties officeooo:rsid="00560d37"/>
    </style:style>
    <style:style style:name="T7" style:family="text">
      <style:text-properties officeooo:rsid="012ff671"/>
    </style:style>
    <style:style style:name="T8" style:family="text">
      <style:text-properties officeooo:rsid="013a16f1"/>
    </style:style>
    <style:style style:name="T9" style:family="text">
      <style:text-properties officeooo:rsid="0138ace1"/>
    </style:style>
    <style:style style:name="T10" style:family="text">
      <style:text-properties officeooo:rsid="01391a8c"/>
    </style:style>
    <style:style style:name="T11" style:family="text">
      <style:text-properties officeooo:rsid="01389e76"/>
    </style:style>
    <style:style style:name="T12" style:family="text">
      <style:text-properties officeooo:rsid="01352eb4"/>
    </style:style>
    <style:style style:name="T13" style:family="text">
      <style:text-properties officeooo:rsid="0136ea6e"/>
    </style:style>
    <style:style style:name="T14" style:family="text">
      <style:text-properties officeooo:rsid="01305637"/>
    </style:style>
    <style:style style:name="T15" style:family="text">
      <style:text-properties officeooo:rsid="0133c840"/>
    </style:style>
    <style:style style:name="T16" style:family="text">
      <style:text-properties officeooo:rsid="0131f85a"/>
    </style:style>
    <style:style style:name="T17" style:family="text">
      <style:text-properties officeooo:rsid="0130d3ed"/>
    </style:style>
    <style:style style:name="T18" style:family="text">
      <style:text-properties officeooo:rsid="012ff897"/>
    </style:style>
    <style:style style:name="T19" style:family="text">
      <style:text-properties officeooo:rsid="012dc19d"/>
    </style:style>
    <style:style style:name="T20" style:family="text">
      <style:text-properties officeooo:rsid="012d3b85"/>
    </style:style>
    <style:style style:name="T21" style:family="text">
      <style:text-properties officeooo:rsid="012d6e8e"/>
    </style:style>
    <style:style style:name="T22" style:family="text">
      <style:text-properties officeooo:rsid="00545a4f"/>
    </style:style>
    <style:style style:name="T23" style:family="text">
      <style:text-properties officeooo:rsid="004e8940"/>
    </style:style>
    <style:style style:name="T24" style:family="text">
      <style:text-properties officeooo:rsid="01281852"/>
    </style:style>
    <style:style style:name="T25" style:family="text">
      <style:text-properties officeooo:rsid="0046b6a1"/>
    </style:style>
    <style:style style:name="T26" style:family="text">
      <style:text-properties officeooo:rsid="0116a379"/>
    </style:style>
    <style:style style:name="T27" style:family="text">
      <style:text-properties officeooo:rsid="0043d4ca"/>
    </style:style>
    <style:style style:name="T28" style:family="text">
      <style:text-properties officeooo:rsid="012aa460"/>
    </style:style>
    <style:style style:name="T29" style:family="text">
      <style:text-properties officeooo:rsid="012ca2be"/>
    </style:style>
    <style:style style:name="T30" style:family="text">
      <style:text-properties officeooo:rsid="0126b140"/>
    </style:style>
    <style:style style:name="T31" style:family="text">
      <style:text-properties officeooo:rsid="0052504a"/>
    </style:style>
    <style:style style:name="T32" style:family="text">
      <style:text-properties officeooo:rsid="0124c475"/>
    </style:style>
    <style:style style:name="T33" style:family="text">
      <style:text-properties officeooo:rsid="0122f3f3"/>
    </style:style>
    <style:style style:name="T34" style:family="text">
      <style:text-properties officeooo:rsid="0119ce0b"/>
    </style:style>
    <style:style style:name="T35" style:family="text">
      <style:text-properties officeooo:rsid="011dc082"/>
    </style:style>
    <style:style style:name="T36" style:family="text">
      <style:text-properties officeooo:rsid="011b5279"/>
    </style:style>
    <style:style style:name="T37" style:family="text">
      <style:text-properties officeooo:rsid="01213b9d"/>
    </style:style>
    <style:style style:name="T38" style:family="text">
      <style:text-properties officeooo:rsid="011cdf3e"/>
    </style:style>
    <style:style style:name="T39" style:family="text">
      <style:text-properties officeooo:rsid="011b1578"/>
    </style:style>
    <style:style style:name="T40" style:family="text">
      <style:text-properties officeooo:rsid="01181610"/>
    </style:style>
    <style:style style:name="T41" style:family="text">
      <style:text-properties officeooo:rsid="0116a8ee"/>
    </style:style>
    <style:style style:name="T42" style:family="text">
      <style:text-properties officeooo:rsid="0115c43f"/>
    </style:style>
    <style:style style:name="T43" style:family="text">
      <style:text-properties officeooo:rsid="0114ecc6"/>
    </style:style>
    <style:style style:name="T44" style:family="text">
      <style:text-properties officeooo:rsid="010cf1e0"/>
    </style:style>
    <style:style style:name="T45" style:family="text">
      <style:text-properties officeooo:rsid="01138189"/>
    </style:style>
    <style:style style:name="T46" style:family="text">
      <style:text-properties officeooo:rsid="010f8710"/>
    </style:style>
    <style:style style:name="T47" style:family="text">
      <style:text-properties officeooo:rsid="010e431a"/>
    </style:style>
    <style:style style:name="T48" style:family="text">
      <style:text-properties officeooo:rsid="0110c8aa"/>
    </style:style>
    <style:style style:name="T49" style:family="text">
      <style:text-properties officeooo:rsid="01121a71"/>
    </style:style>
    <style:style style:name="T50" style:family="text">
      <style:text-properties officeooo:rsid="010900be"/>
    </style:style>
    <style:style style:name="T51" style:family="text">
      <style:text-properties officeooo:rsid="010622ff"/>
    </style:style>
    <style:style style:name="T52" style:family="text">
      <style:text-properties officeooo:rsid="01064a26"/>
    </style:style>
    <style:style style:name="T53" style:family="text">
      <style:text-properties officeooo:rsid="01048fec"/>
    </style:style>
    <style:style style:name="T54" style:family="text">
      <style:text-properties officeooo:rsid="01025f30"/>
    </style:style>
    <style:style style:name="T55" style:family="text">
      <style:text-properties officeooo:rsid="010357ab"/>
    </style:style>
    <style:style style:name="T56" style:family="text">
      <style:text-properties officeooo:rsid="0101d275"/>
    </style:style>
    <style:style style:name="T57" style:family="text">
      <style:text-properties officeooo:rsid="00fe9dcb"/>
    </style:style>
    <style:style style:name="T58" style:family="text">
      <style:text-properties officeooo:rsid="00fdd69f"/>
    </style:style>
    <style:style style:name="T59" style:family="text">
      <style:text-properties officeooo:rsid="00f8f09d"/>
    </style:style>
    <style:style style:name="T60" style:family="text">
      <style:text-properties officeooo:rsid="00f5c9f5"/>
    </style:style>
    <style:style style:name="T61" style:family="text">
      <style:text-properties officeooo:rsid="00f43cfc"/>
    </style:style>
    <style:style style:name="T62" style:family="text">
      <style:text-properties officeooo:rsid="00f2a0eb"/>
    </style:style>
    <style:style style:name="T63" style:family="text">
      <style:text-properties officeooo:rsid="00f06fa4"/>
    </style:style>
    <style:style style:name="T64" style:family="text">
      <style:text-properties officeooo:rsid="00ed2c01"/>
    </style:style>
    <style:style style:name="T65" style:family="text">
      <style:text-properties officeooo:rsid="00ecf804"/>
    </style:style>
    <style:style style:name="T66" style:family="text">
      <style:text-properties officeooo:rsid="00e78caa"/>
    </style:style>
    <style:style style:name="T67" style:family="text">
      <style:text-properties officeooo:rsid="00e3ddb4"/>
    </style:style>
    <style:style style:name="T68" style:family="text">
      <style:text-properties officeooo:rsid="00dfbb96"/>
    </style:style>
    <style:style style:name="T69" style:family="text">
      <style:text-properties officeooo:rsid="00d5d7f0"/>
    </style:style>
    <style:style style:name="T70" style:family="text">
      <style:text-properties officeooo:rsid="00d06560"/>
    </style:style>
    <style:style style:name="T71" style:family="text">
      <style:text-properties officeooo:rsid="00d1021b"/>
    </style:style>
    <style:style style:name="T72" style:family="text">
      <style:text-properties officeooo:rsid="00cec18a"/>
    </style:style>
    <style:style style:name="T73" style:family="text">
      <style:text-properties officeooo:rsid="00c4b592"/>
    </style:style>
    <style:style style:name="T74" style:family="text">
      <style:text-properties officeooo:rsid="00c25ee8"/>
    </style:style>
    <style:style style:name="T75" style:family="text">
      <style:text-properties officeooo:rsid="00c20837"/>
    </style:style>
    <style:style style:name="T76" style:family="text">
      <style:text-properties officeooo:rsid="00bf9ff8"/>
    </style:style>
    <style:style style:name="T77" style:family="text">
      <style:text-properties officeooo:rsid="00b88069"/>
    </style:style>
    <style:style style:name="T78" style:family="text">
      <style:text-properties officeooo:rsid="00b66bd8"/>
    </style:style>
    <style:style style:name="T79" style:family="text">
      <style:text-properties officeooo:rsid="00b5276b"/>
    </style:style>
    <style:style style:name="T80" style:family="text">
      <style:text-properties officeooo:rsid="00b4ba66"/>
    </style:style>
    <style:style style:name="T81" style:family="text">
      <style:text-properties officeooo:rsid="00b1f70b"/>
    </style:style>
    <style:style style:name="T82" style:family="text">
      <style:text-properties officeooo:rsid="00b3a4d7"/>
    </style:style>
    <style:style style:name="T83" style:family="text">
      <style:text-properties officeooo:rsid="00a804af"/>
    </style:style>
    <style:style style:name="T84" style:family="text">
      <style:text-properties officeooo:rsid="00acd728"/>
    </style:style>
    <style:style style:name="T85" style:family="text">
      <style:text-properties officeooo:rsid="00a947e8"/>
    </style:style>
    <style:style style:name="T86" style:family="text">
      <style:text-properties officeooo:rsid="00a64a6f"/>
    </style:style>
    <style:style style:name="T87" style:family="text">
      <style:text-properties officeooo:rsid="00a58fa5"/>
    </style:style>
    <style:style style:name="T88" style:family="text">
      <style:text-properties officeooo:rsid="00a1f1ed"/>
    </style:style>
    <style:style style:name="T89" style:family="text">
      <style:text-properties officeooo:rsid="00a3a359"/>
    </style:style>
    <style:style style:name="T90" style:family="text">
      <style:text-properties officeooo:rsid="00a1d09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40</text:span><text:span text:style-name="T2"> - Manual Update History</text:span></text:p>
          </table:table-cell>
        </table:table-row>
      </table:table>
      <text:p text:style-name="P4"/>
      <text:p text:style-name="P5"><text:span text:style-name="T3">2</text:span><text:span text:style-name="T4">8</text:span><text:span text:style-name="T5">.</text:span><text:span text:style-name="T3">1</text:span><text:span text:style-name="T4">2</text:span>.2025 <text:span text:style-name="T6">– </text:span><text:span text:style-name="T7">Updated the manual to Bforartists </text:span><text:span text:style-name="T3">5</text:span><text:span text:style-name="T7"> version </text:span><text:span text:style-name="T3">5.0.</text:span><text:span text:style-name="T4">1</text:span></text:p>
      <text:p text:style-name="P6"><text:span text:style-name="T3">27</text:span><text:span text:style-name="T5">.</text:span><text:span text:style-name="T3">11</text:span>.2025 <text:span text:style-name="T6">– </text:span><text:span text:style-name="T7">Updated the manual to Bforartists </text:span><text:span text:style-name="T3">5</text:span><text:span text:style-name="T7"> version </text:span><text:span text:style-name="T3">5.0.0</text:span></text:p>
      <text:p text:style-name="P7"><text:span text:style-name="T5">15.08</text:span>.2025 <text:span text:style-name="T6">– </text:span><text:span text:style-name="T7">Updated the manual to Bforartists 4 version 4.</text:span><text:span text:style-name="T8">5</text:span><text:span text:style-name="T7">.</text:span><text:span text:style-name="T5">1</text:span></text:p>
      <text:p text:style-name="P7"><text:span text:style-name="T8">21</text:span>.<text:span text:style-name="T9">0</text:span><text:span text:style-name="T8">7</text:span>.2025 <text:span text:style-name="T6">– </text:span><text:span text:style-name="T7">Updated the manual to Bforartists 4 version 4.</text:span><text:span text:style-name="T8">5</text:span><text:span text:style-name="T7">.</text:span><text:span text:style-name="T8">0</text:span></text:p>
      <text:p text:style-name="P8"><text:span text:style-name="T9">0</text:span><text:span text:style-name="T10">8</text:span>.<text:span text:style-name="T9">0</text:span><text:span text:style-name="T10">5</text:span>.2025 <text:span text:style-name="T6">– </text:span><text:span text:style-name="T7">Updated the manual to Bforartists 4 version 4.</text:span><text:span text:style-name="T9">4</text:span><text:span text:style-name="T7">.</text:span><text:span text:style-name="T10">3</text:span></text:p>
      <text:p text:style-name="P9"><text:span text:style-name="T9">03</text:span>.<text:span text:style-name="T9">04</text:span>.2025 <text:span text:style-name="T6">– </text:span><text:span text:style-name="T7">Updated the manual to Bforartists 4 version 4.</text:span><text:span text:style-name="T9">4</text:span><text:span text:style-name="T7">.</text:span><text:span text:style-name="T9">0</text:span></text:p>
      <text:p text:style-name="P10"><text:span text:style-name="T11">15</text:span>.0<text:span text:style-name="T11">2</text:span>.2025 <text:span text:style-name="T6">– </text:span><text:span text:style-name="T7">Updated the manual to Bforartists 4 version 4.</text:span><text:span text:style-name="T12">3</text:span><text:span text:style-name="T7">.</text:span><text:span text:style-name="T11">3</text:span></text:p>
      <text:p text:style-name="P11">2<text:span text:style-name="T13">6</text:span>.01.2025 <text:span text:style-name="T6">– </text:span><text:span text:style-name="T7">Updated the manual to Bforartists 4 version 4.</text:span><text:span text:style-name="T12">3</text:span><text:span text:style-name="T7">.</text:span><text:span text:style-name="T13">2</text:span></text:p>
      <text:p text:style-name="P12"><text:span text:style-name="T12">12</text:span><text:span text:style-name="T7">.</text:span><text:span text:style-name="T12">12</text:span><text:span text:style-name="T7">.202</text:span><text:span text:style-name="T14">4</text:span><text:span text:style-name="T6"> – </text:span><text:span text:style-name="T7">Updated the manual to Bforartists 4 version 4.</text:span><text:span text:style-name="T12">3</text:span><text:span text:style-name="T7">.</text:span><text:span text:style-name="T12">1</text:span></text:p>
      <text:p text:style-name="P13"><text:span text:style-name="T15">27</text:span><text:span text:style-name="T7">.</text:span><text:span text:style-name="T14">0</text:span><text:span text:style-name="T16">8</text:span><text:span text:style-name="T7">.202</text:span><text:span text:style-name="T14">4</text:span><text:span text:style-name="T6"> – </text:span><text:span text:style-name="T7">Updated the manual to Bforartists 4 version 4.</text:span><text:span text:style-name="T16">2</text:span><text:span text:style-name="T7">.</text:span><text:span text:style-name="T15">1</text:span></text:p>
      <text:p text:style-name="P14"><text:span text:style-name="T16">23</text:span><text:span text:style-name="T7">.</text:span><text:span text:style-name="T14">0</text:span><text:span text:style-name="T16">8</text:span><text:span text:style-name="T7">.202</text:span><text:span text:style-name="T14">4</text:span><text:span text:style-name="T6"> – </text:span><text:span text:style-name="T7">Updated the manual to Bforartists 4 version 4.</text:span><text:span text:style-name="T16">2</text:span><text:span text:style-name="T7">.</text:span><text:span text:style-name="T16">0</text:span></text:p>
      <text:p text:style-name="P15"><text:span text:style-name="T17">23</text:span><text:span text:style-name="T7">.</text:span><text:span text:style-name="T14">04</text:span><text:span text:style-name="T7">.202</text:span><text:span text:style-name="T14">4</text:span><text:span text:style-name="T6"> – </text:span><text:span text:style-name="T7">Updated the manual to Bforartists 4 version 4.</text:span><text:span text:style-name="T14">1</text:span><text:span text:style-name="T7">.</text:span><text:span text:style-name="T17">1</text:span></text:p>
      <text:p text:style-name="P16"><text:span text:style-name="T14">01</text:span><text:span text:style-name="T7">.</text:span><text:span text:style-name="T14">04</text:span><text:span text:style-name="T7">.202</text:span><text:span text:style-name="T14">4</text:span><text:span text:style-name="T6"> – </text:span><text:span text:style-name="T7">Updated the manual to Bforartists 4 version 4.</text:span><text:span text:style-name="T14">1</text:span><text:span text:style-name="T7">.</text:span><text:span text:style-name="T14">0</text:span></text:p>
      <text:p text:style-name="P17"><text:span text:style-name="T18">11</text:span><text:span text:style-name="T7">.1</text:span><text:span text:style-name="T18">2</text:span><text:span text:style-name="T7">.2023</text:span><text:span text:style-name="T6"> – </text:span><text:span text:style-name="T7">Updated the manual to Bforartists 4 version 4.0.</text:span><text:span text:style-name="T18">2</text:span></text:p>
      <text:p text:style-name="P18"><text:span text:style-name="T7">18.11.2023</text:span><text:span text:style-name="T6"> – </text:span><text:span text:style-name="T7">Updated the manual to Bforartists 4 version 4.0.1</text:span></text:p>
      <text:p text:style-name="P19"><text:span text:style-name="T19">29</text:span><text:span text:style-name="T20">.0</text:span><text:span text:style-name="T21">8</text:span><text:span text:style-name="T22">.</text:span><text:span text:style-name="T23">20</text:span><text:span text:style-name="T22">2</text:span><text:span text:style-name="T24">3</text:span><text:span text:style-name="T25"> - </text:span>Updated the manual to Bforartists <text:span text:style-name="T26">3</text:span> version<text:span text:style-name="T27"> </text:span><text:span text:style-name="T28">3.</text:span><text:span text:style-name="T20">6.</text:span><text:span text:style-name="T19">2</text:span></text:p>
      <text:p text:style-name="P19"><text:span text:style-name="T20">05.0</text:span><text:span text:style-name="T21">8</text:span><text:span text:style-name="T22">.</text:span><text:span text:style-name="T23">20</text:span><text:span text:style-name="T22">2</text:span><text:span text:style-name="T24">3</text:span><text:span text:style-name="T25"> - </text:span>Updated the manual to Bforartists <text:span text:style-name="T26">3</text:span> version<text:span text:style-name="T27"> </text:span><text:span text:style-name="T28">3.</text:span><text:span text:style-name="T20">6.</text:span><text:span text:style-name="T21">1</text:span></text:p>
      <text:p text:style-name="P20"><text:span text:style-name="T20">05.07</text:span><text:span text:style-name="T22">.</text:span><text:span text:style-name="T23">20</text:span><text:span text:style-name="T22">2</text:span><text:span text:style-name="T24">3</text:span><text:span text:style-name="T25"> - </text:span>Updated the manual to Bforartists <text:span text:style-name="T26">3</text:span> version<text:span text:style-name="T27"> </text:span><text:span text:style-name="T28">3.</text:span><text:span text:style-name="T20">6.0</text:span></text:p>
      <text:p text:style-name="P20"><text:span text:style-name="T28">0</text:span><text:span text:style-name="T29">8</text:span><text:span text:style-name="T28">.0</text:span><text:span text:style-name="T29">5</text:span><text:span text:style-name="T22">.</text:span><text:span text:style-name="T23">20</text:span><text:span text:style-name="T22">2</text:span><text:span text:style-name="T24">3</text:span><text:span text:style-name="T25"> - </text:span>Updated the manual to Bforartists <text:span text:style-name="T26">3</text:span> version<text:span text:style-name="T27"> </text:span><text:span text:style-name="T28">3.5.</text:span><text:span text:style-name="T29">1</text:span></text:p>
      <text:p text:style-name="P21"><text:span text:style-name="T28">03.04</text:span><text:span text:style-name="T22">.</text:span><text:span text:style-name="T23">20</text:span><text:span text:style-name="T22">2</text:span><text:span text:style-name="T24">3</text:span><text:span text:style-name="T25"> - </text:span>Updated the manual to Bforartists <text:span text:style-name="T26">3</text:span> version<text:span text:style-name="T27"> </text:span><text:span text:style-name="T28">3.5.0</text:span></text:p>
      <text:p text:style-name="P21"><text:span text:style-name="T24">11</text:span><text:span text:style-name="T30">.</text:span><text:span text:style-name="T24">01</text:span><text:span text:style-name="T22">.</text:span><text:span text:style-name="T23">20</text:span><text:span text:style-name="T22">2</text:span><text:span text:style-name="T24">3</text:span><text:span text:style-name="T25"> - </text:span>Updated the manual to Bforartists <text:span text:style-name="T26">3</text:span> version<text:span text:style-name="T27"> </text:span><text:span text:style-name="T31">3.</text:span><text:span text:style-name="T30">4.</text:span><text:span text:style-name="T24">1</text:span></text:p>
      <text:p text:style-name="P22"><text:span text:style-name="T30">08.12</text:span><text:span text:style-name="T22">.</text:span><text:span text:style-name="T23">20</text:span><text:span text:style-name="T22">22</text:span><text:span text:style-name="T25"> - </text:span>Updated the manual to Bforartists <text:span text:style-name="T26">3</text:span> version<text:span text:style-name="T27"> </text:span><text:span text:style-name="T31">3.</text:span><text:span text:style-name="T30">4.0</text:span></text:p>
      <text:p text:style-name="P22"><text:span text:style-name="T32">12.10</text:span><text:span text:style-name="T22">.</text:span><text:span text:style-name="T23">20</text:span><text:span text:style-name="T22">22</text:span><text:span text:style-name="T25"> - </text:span>Updated the manual to Bforartists <text:span text:style-name="T26">3</text:span> version<text:span text:style-name="T27"> </text:span><text:span text:style-name="T31">3.</text:span><text:span text:style-name="T33">3.</text:span><text:span text:style-name="T32">1</text:span></text:p>
      <text:p text:style-name="P23"><text:span text:style-name="T33">18.09</text:span><text:span text:style-name="T22">.</text:span><text:span text:style-name="T23">20</text:span><text:span text:style-name="T22">22</text:span><text:span text:style-name="T25"> - </text:span>Updated the manual to Bforartists <text:span text:style-name="T26">3</text:span> version<text:span text:style-name="T27"> </text:span><text:span text:style-name="T31">3.</text:span><text:span text:style-name="T33">3.0</text:span></text:p>
      <text:p text:style-name="P24"><text:span text:style-name="T34">0</text:span><text:span text:style-name="T35">8</text:span><text:span text:style-name="T34">.</text:span><text:span text:style-name="T36">0</text:span><text:span text:style-name="T37">8</text:span><text:span text:style-name="T22">.</text:span><text:span text:style-name="T23">20</text:span><text:span text:style-name="T22">22</text:span><text:span text:style-name="T25"> - </text:span>Updated the manual to Bforartists <text:span text:style-name="T26">3</text:span> version<text:span text:style-name="T27"> </text:span><text:span text:style-name="T31">3.</text:span><text:span text:style-name="T38">2.</text:span><text:span text:style-name="T37">2</text:span></text:p>
      <text:p text:style-name="P25"><text:span text:style-name="T34">0</text:span><text:span text:style-name="T35">8</text:span><text:span text:style-name="T34">.</text:span><text:span text:style-name="T36">0</text:span><text:span text:style-name="T35">7</text:span><text:span text:style-name="T22">.</text:span><text:span text:style-name="T23">20</text:span><text:span text:style-name="T22">22</text:span><text:span text:style-name="T25"> - </text:span>Updated the manual to Bforartists <text:span text:style-name="T26">3</text:span> version<text:span text:style-name="T27"> </text:span><text:span text:style-name="T31">3.</text:span><text:span text:style-name="T38">2.</text:span><text:span text:style-name="T35">1</text:span></text:p>
      <text:p text:style-name="P26"><text:span text:style-name="T34">0</text:span><text:span text:style-name="T39">9</text:span><text:span text:style-name="T34">.</text:span><text:span text:style-name="T36">06</text:span><text:span text:style-name="T22">.</text:span><text:span text:style-name="T23">20</text:span><text:span text:style-name="T22">22</text:span><text:span text:style-name="T25"> - </text:span>Updated the manual to Bforartists <text:span text:style-name="T26">3</text:span> version<text:span text:style-name="T27"> </text:span><text:span text:style-name="T31">3.</text:span><text:span text:style-name="T38">2.0</text:span></text:p>
      <text:p text:style-name="P27"><text:span text:style-name="T34">0</text:span><text:span text:style-name="T39">9</text:span><text:span text:style-name="T34">.04</text:span><text:span text:style-name="T22">.</text:span><text:span text:style-name="T23">20</text:span><text:span text:style-name="T22">22</text:span><text:span text:style-name="T25"> - </text:span>Updated the manual to Bforartists <text:span text:style-name="T26">3</text:span> version<text:span text:style-name="T27"> </text:span><text:span text:style-name="T31">3.</text:span><text:span text:style-name="T40">1.</text:span><text:span text:style-name="T39">3</text:span></text:p>
      <text:p text:style-name="P27"><text:span text:style-name="T34">04.04</text:span><text:span text:style-name="T22">.</text:span><text:span text:style-name="T23">20</text:span><text:span text:style-name="T22">22</text:span><text:span text:style-name="T25"> - </text:span>Updated the manual to Bforartists <text:span text:style-name="T26">3</text:span> version<text:span text:style-name="T27"> </text:span><text:span text:style-name="T31">3.</text:span><text:span text:style-name="T40">1.</text:span><text:span text:style-name="T34">2</text:span></text:p>
      <text:p text:style-name="P28"><text:soft-page-break/><text:span text:style-name="T40">10.03</text:span><text:span text:style-name="T22">.</text:span><text:span text:style-name="T23">20</text:span><text:span text:style-name="T22">22</text:span><text:span text:style-name="T25"> - </text:span>Updated the manual to Bforartists <text:span text:style-name="T26">3</text:span> version<text:span text:style-name="T27"> </text:span><text:span text:style-name="T31">3.</text:span><text:span text:style-name="T40">1.0</text:span></text:p>
      <text:p text:style-name="P29"><text:span text:style-name="T22">02.02.</text:span><text:span text:style-name="T23">20</text:span><text:span text:style-name="T22">22</text:span><text:span text:style-name="T25"> - </text:span>Updated the manual to Bforartists <text:span text:style-name="T26">3</text:span> version<text:span text:style-name="T27"> </text:span><text:span text:style-name="T31">3.0.</text:span><text:span text:style-name="T41">1</text:span></text:p>
      <text:p text:style-name="P30"><text:span text:style-name="T26">30.11.2021 - </text:span>Updated the manual to Bforartists <text:span text:style-name="T26">3</text:span> version <text:span text:style-name="T26">3.0.0</text:span></text:p>
      <text:p text:style-name="P31"><text:span text:style-name="T42">18</text:span>.07.2021 - Updated the manual to Bforartists 2 version 2.9.<text:span text:style-name="T42">3</text:span></text:p>
      <text:p text:style-name="P32">01.07.2021 - Updated the manual to Bforartists 2 version 2.9.2</text:p>
      <text:p text:style-name="P33"><text:span text:style-name="T43">25.06.2021 - </text:span><text:span text:style-name="T44">Updated the manual to Bforartists 2 version 2.</text:span><text:span text:style-name="T45">9</text:span><text:span text:style-name="T46">.</text:span><text:span text:style-name="T43">1</text:span></text:p>
      <text:p text:style-name="P33"><text:span text:style-name="T45">10.06</text:span><text:span text:style-name="T47">.202</text:span><text:span text:style-name="T48">1</text:span><text:span text:style-name="T47"> - </text:span><text:span text:style-name="T44">Updated the manual to Bforartists 2 version 2.</text:span><text:span text:style-name="T45">9</text:span><text:span text:style-name="T46">.0</text:span></text:p>
      <text:p text:style-name="P34"><text:span text:style-name="T48">2</text:span><text:span text:style-name="T49">7</text:span><text:span text:style-name="T46">.</text:span><text:span text:style-name="T48">0</text:span><text:span text:style-name="T49">2</text:span><text:span text:style-name="T47">.202</text:span><text:span text:style-name="T48">1</text:span><text:span text:style-name="T47"> - </text:span><text:span text:style-name="T44">Updated the manual to Bforartists 2 version 2.</text:span><text:span text:style-name="T49">8</text:span><text:span text:style-name="T46">.0</text:span></text:p>
      <text:p text:style-name="P35"><text:span text:style-name="T48">26</text:span><text:span text:style-name="T46">.</text:span><text:span text:style-name="T48">01</text:span><text:span text:style-name="T47">.202</text:span><text:span text:style-name="T48">1</text:span><text:span text:style-name="T47"> - </text:span><text:span text:style-name="T44">Updated the manual to Bforartists 2 version 2.</text:span><text:span text:style-name="T48">7</text:span><text:span text:style-name="T46">.0</text:span></text:p>
      <text:p text:style-name="P35"><text:span text:style-name="T46">27.11</text:span><text:span text:style-name="T47">.2020 - </text:span><text:span text:style-name="T44">Updated the manual to Bforartists 2 version 2.</text:span><text:span text:style-name="T46">6.0</text:span></text:p>
      <text:p text:style-name="P36">24.09.2020 - <text:span text:style-name="T44">Updated the manual to Bforartists 2 version 2.5.</text:span>1</text:p>
      <text:p text:style-name="P37">01.09.2020 - Updated the manual to Bforartists 2 version 2.5.0</text:p>
      <text:p text:style-name="P37">31.08.2020 - Cleanup and spell checking.</text:p>
      <text:p text:style-name="P38">28.08.2020 - Improved chapter 7.3.6 Editors - 3D View - Sidebar - Tool Tab - Mesh - Sculpt Mode</text:p>
      <text:p text:style-name="P39">27.08.2020 - Updated the manual to Bforartists 2 version 2.5.0</text:p>
      <text:p text:style-name="P40">24.08.2020 - Added chapters 13 around video editing</text:p>
      <text:p text:style-name="P41">17.08.2020 - Added chapter 25.10.6<text:span text:style-name="T50"> + 25.10.7 + <text:s/>25.10.8</text:span></text:p>
      <text:p text:style-name="P42">1<text:span text:style-name="T51">3</text:span>.08.2020 - Added chapter 25.10.<text:span text:style-name="T51">4 + <text:s/></text:span>25.10.<text:span text:style-name="T52">5</text:span></text:p>
      <text:p text:style-name="P43">11.08.2020 - Added chapter 25.10.3</text:p>
      <text:p text:style-name="P44"><text:span text:style-name="T53">10.</text:span>08.2020 - <text:span text:style-name="T54">Added chapter 25.10.2</text:span></text:p>
      <text:p text:style-name="P45">0<text:span text:style-name="T55">8</text:span>.08.2020 - <text:span text:style-name="T54">Added chapter 25.10 <text:s/>and 25.10.1</text:span></text:p>
      <text:p text:style-name="P45">0<text:span text:style-name="T54">7</text:span>.08.2020 - <text:span text:style-name="T54">Added chapters around 25.9, Particles tab</text:span></text:p>
      <text:p text:style-name="P46">04.08.2020 - Update<text:span text:style-name="T56">d</text:span> manual to Bforartists 2.4.0</text:p>
      <text:p text:style-name="P47">30.07.2020 - Added chapter 25.14 Editors - Properties Editor - Texture Tab.pdf</text:p>
      <text:p text:style-name="P48">29.07.2020 - Added chapter 25.13 Editors - Properties Editor - Materials Tab.pdf</text:p>
      <text:p text:style-name="P49">2<text:span text:style-name="T57">8</text:span>.07.2020 - UV Editor <text:span text:style-name="T58">, added chapters 25.12 around the object data tab</text:span></text:p>
      <text:p text:style-name="P50">22.07.2020 - UV Editor <text:span text:style-name="T58">, added documentation for</text:span> U<text:span text:style-name="T58">DIM</text:span></text:p>
      <text:p text:style-name="P51">18.07.2020 - Small additions and corrections. Added chapter 25.12 and 7.3.15</text:p>
      <text:p text:style-name="P52">14.07.2020 - Updated the manual to the latest changes of Bforartists 2.3.0</text:p>
      <text:p text:style-name="P53"><text:span text:style-name="T59">12.07.2020 - </text:span>Added chapter 25.8.<text:span text:style-name="T59">4 and 25.8.5</text:span></text:p>
      <text:p text:style-name="P53">09.07.2020 – Added chapter 25.8.3</text:p>
      <text:p text:style-name="P54"><text:soft-page-break/>06.07.2020 – Added chapter 25.8.1 and 25.8.2</text:p>
      <text:p text:style-name="P55">03.07.2020 - Added chapter 25.8 Editors - Properties Editor - <text:s/>Modifiers Tab.odt<text:span text:style-name="T60">, Update chapter 7.2.2</text:span></text:p>
      <text:p text:style-name="P56">01.07.2020 - Added chapter 25.11 Editors - Properties Editor - Object Constraints Tab</text:p>
      <text:p text:style-name="P57"><text:span text:style-name="T61">30</text:span>.06.2020 - <text:span text:style-name="T62">Updated chapter 25.7</text:span></text:p>
      <text:p text:style-name="P58">2<text:span text:style-name="T63">9</text:span>.06.2020 - Update<text:span text:style-name="T64">d</text:span> <text:span text:style-name="T63">chapters 12, 20 and 25.4, added chapter 25.5</text:span></text:p>
      <text:p text:style-name="Text_20_body">28.06.2020 - Update<text:span text:style-name="T64">d</text:span> the manual to the changes of Bforartists<text:span text:style-name="T64">, splitted chapter 5 into sub chapters, added chapter 25.6 Editors - Properties Editor - World Tab</text:span></text:p>
      <text:p text:style-name="P59"><text:span text:style-name="T65">25.06.2020 - Added</text:span> chapter 25.3 Editors - Properties Editor - Output Tab</text:p>
      <text:p text:style-name="P60">21.06.2020 - Added chapters 19 around NLA editor</text:p>
      <text:p text:style-name="P61">17.06.2020 - Added chapters 7.0.x around the 3D view context menus</text:p>
      <text:p text:style-name="P62">12.06.2020 - Updated chapter 36 Standard Keymap</text:p>
      <text:p text:style-name="P63">10.06.2020 - Updated chapter 33 Glossary</text:p>
      <text:p text:style-name="P64">09.06.2020 - Reordered some chapters<text:span text:style-name="T66">, added some missing information</text:span></text:p>
      <text:p text:style-name="P65">09.06.2020 - Removed lots of "Here you can" phrases</text:p>
      <text:p text:style-name="P66">07.06.2020 - Added chapters 18 around Drivers Editor</text:p>
      <text:p text:style-name="P67">29.05<text:span text:style-name="T67">.2020</text:span> - Manual update for upcoming Bforartists 2.1.0 version</text:p>
      <text:p text:style-name="P68">2<text:span text:style-name="T68">8</text:span>.05.2020 - Manual update for upcoming Bforartists 2.1.0 version</text:p>
      <text:p text:style-name="P69">01.06.2020 - Added chapters 17 around Graph Editor</text:p>
      <text:p text:style-name="P69">2<text:span text:style-name="T68">8</text:span>.05.2020 - Manual update for upcoming Bforartists 2.1.0 version</text:p>
      <text:p text:style-name="P70">25.05.2020 - Added chapters 16 around the Timeline</text:p>
      <text:p text:style-name="P70">23.05.2020 - Updated chapters to new sculpting feature Draw Face Sets</text:p>
      <text:p text:style-name="P71">22.05.2020 - Updated chapter 2 Keymap</text:p>
      <text:p text:style-name="P72">20.05.2020 - Manual update for upcoming Bforartists 2.1.0 version, changed order of chapters in chapter 8 and 9.</text:p>
      <text:p text:style-name="P73">16.05.2020 - Added chapters 15 around the dope sheet editor</text:p>
      <text:p text:style-name="P74">09.05.2020 - Added chapters 14 around the movie clip editor.</text:p>
      <text:p text:style-name="P75">28.04.2020 - Added chapter 37 - How to use the Manual</text:p>
      <text:p text:style-name="P76">18.04.2020 - Updated the manual for Bforartists 2 gold</text:p>
      <text:p text:style-name="P77">1<text:span text:style-name="T69">6</text:span>.04.2020 - Updated the manual for Bforartists <text:span text:style-name="T69">2 </text:span>Release Candidate</text:p>
      <text:p text:style-name="P77">02.04.2020 - Added chapters 11 around the compositor editor</text:p>
      <text:p text:style-name="P78">20.03.2020 - Added chapters 10 around the shader editor.</text:p>
      <text:p text:style-name="P79">17.03.2020 - Updated the manual to Bforartists 2 Beta 0.9.1</text:p>
      <text:p text:style-name="P80"><text:soft-page-break/>21.02.2020 - <text:span text:style-name="T70">Small changes at</text:span> chapter 2, 7.1.5, <text:span text:style-name="T70">7.1.14, 7</text:span>.3.11 and 22<text:span text:style-name="T71">, rework at chapters 7.3.6 to 7.3.15</text:span></text:p>
      <text:p text:style-name="P81">20.02.2020 - Update<text:span text:style-name="T72">d</text:span> chapter 8.3.1<text:span text:style-name="T72"> and 7.3.11</text:span></text:p>
      <text:p text:style-name="P82">19.02.2020 - Updated the manual to the latest changes for the Bforartists 2 Alpha 0.9.0 release</text:p>
      <text:p text:style-name="P83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84">04.02.2020 - added chapter 10 Editors - Shader Editor.pdf</text:p>
      <text:p text:style-name="P85">01.02.2020 - moved the chapters properties - tools tab to 3d view - tools tab</text:p>
      <text:p text:style-name="P86">23.01.2020 - added chapter 9.3 Editors - UV Editor - Sidebar.pdf, 9.3.1 Editors - UV Editor - Sidebar - Image Tab.pdf, 9.3.2 Editors - UV Editor - Sidebar - Tools Tab.pdf and 9.3.3 Editors - UV Editor - Sidebar - View Tab.pdf</text:p>
      <text:p text:style-name="P87">01.01.2020 - reorganized chapter 7.1 and 7.2</text:p>
      <text:p text:style-name="P88">29.12.2019 - updated chapter 1 Installing Bforartists.pdf</text:p>
      <text:p text:style-name="P89">2<text:span text:style-name="T73">9</text:span>.12.2019 - added chapter 9.1.5 Editors - UV Editor - Header - Header Tools.pdf</text:p>
      <text:p text:style-name="P89">20.12.2019 - added chapter 9.1.4 Editors - UV Editor - Header - UV menu.pdf</text:p>
      <text:p text:style-name="P90">1<text:span text:style-name="T74">8</text:span>.12.2019 - added chapter<text:span text:style-name="T74"> </text:span>9.1.3 Editors - UV Editor - Header - Image Menu.pdf</text:p>
      <text:p text:style-name="P91">1<text:span text:style-name="T75">7</text:span>.12.2019 - added chapter<text:span text:style-name="T75"> 9.1.2 Editors - UV Editor - Header - Select Menu.pdf</text:span></text:p>
      <text:p text:style-name="P92">16.12.2019 - added chapter 9 Editors - UV Editor.pdf<text:span text:style-name="T76">, 9.1 Editors - UV Editor - Header.pdf, 9.1.1 Editors - UV Editor - Header - View Menu.pdf</text:span></text:p>
      <text:p text:style-name="P93">12.12.2019 - added chapter 8.3.3 Editors - Image Editor - Sidebar - View Tab.pdf, 8.3.4 Editors - Image Editor - Sidebar - Scopes Tab.pdf and 8.3.5 Editors - Image Editor - Sidebar - Mask Tab.pdf</text:p>
      <text:p text:style-name="P93">09.12.2019 - added chapter 8.3.2 Editors - Image Editor - Sidebar - Image Tab.pdf</text:p>
      <text:p text:style-name="P94">28.11.2019 - added chapter 8.1.7 Editors - Image Editor - Tool Shelf.pdf</text:p>
      <text:p text:style-name="P95"><text:span text:style-name="T77">20</text:span>.11.2019 - added chapter<text:span text:style-name="T78"> 8.1.3 Editors - Image Editor - Header - Select menu, 8.1.4 Editors - Image Editor - Header - Add menu, 8.1.5 Editors - Image Editor - Header - Mask menu, 8.1.6 Editors - Image Editor - Header - Header Tools.pdf</text:span></text:p>
      <text:p text:style-name="P96">1<text:span text:style-name="T79">8</text:span>.11.2019 - added chapter 8.1.2 Editors - Image Editor - Header - Image menu.pdf</text:p>
      <text:p text:style-name="P96">17.11.2019 - small changes at chapter 7.2<text:span text:style-name="T80">, 7.23 </text:span>and 8<text:span text:style-name="T80">, added 8.1 Editors - Image Editor - Header.pdf and 8.1.1 Editors - Image Editor - Header - View menu.pdf</text:span></text:p>
      <text:p text:style-name="P97">1<text:span text:style-name="T81">6</text:span>.11.2019 - added chapter 8 Editors - Image Editor.pdf<text:span text:style-name="T82">, Update chapter 6 Editors introduction.pdf</text:span></text:p>
      <text:p text:style-name="P97">15.11.2019 - added chapter 7.3.1 Editors - 3D View - Sidebar - Mini Lightlib.pdf</text:p>
      <text:p text:style-name="P98"><text:span text:style-name="T83">14</text:span>.11.2019 <text:span text:style-name="T84">- added chapter 7.3 Editors - 3D View - Sidebar.pdf</text:span></text:p>
      <text:p text:style-name="P99"><text:span text:style-name="T83">11</text:span>.11.2019 <text:span text:style-name="T84">- added brush menu to chapters 7.2, renamed chapters</text:span></text:p>
      <text:p text:style-name="P100"><text:soft-page-break/><text:span text:style-name="T83">10</text:span>.11.2019 - Added chapter 7.1.15 Editors - 3D View - Tool Shelf - Grease Pencil - Weight Paint Mode<text:span text:style-name="T85"> and 7.1.16 Editors - 3D View - Tool Shelf - Armature - Edit Mode.pdf and 7.1.17 Editors - 3D View - Tool Shelf - Armature - Pose Mode.pdf and 7.1.18 Editors - 3D View - Tool Shelf - Lattice - Edit Mode.pdf</text:span></text:p>
      <text:p text:style-name="P100">0<text:span text:style-name="T86">9</text:span>.11.2019 - Added chapter 7.1.14 Editors - 3D View - Tool Shelf - Grease Pencil - Draw Mode</text:p>
      <text:p text:style-name="P101">0<text:span text:style-name="T87">8</text:span>.11.2019 - Added chapter 7.1.13 Editors - 3D View - Tool Shelf - Grase Pencil - Sculpt Mode.pdf</text:p>
      <text:p text:style-name="P102">0<text:span text:style-name="T88">6</text:span>.11.2019 - Added chapter 7.1.11 Editors - 3D View - Tool Shelf - Text - Edit Mode.pdf<text:span text:style-name="T89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90"> </text:span><text:s/>- Added chapter<text:span text:style-name="T90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40 Manual Update History</text:p>
      </style:header>
      <style:footer>
        <text:p text:style-name="MP2"><text:page-number text:select-page="current">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5H9M32S</meta:editing-duration>
    <meta:editing-cycles>289</meta:editing-cycles>
    <meta:generator>LibreOffice/25.2.7.2$Windows_X86_64 LibreOffice_project/5cbfd1ab6520636bb5f7b99185aa69bd7456825d</meta:generator>
    <dc:date>2025-12-28T11:55:10.543046100</dc:date>
    <meta:document-statistic meta:table-count="1" meta:image-count="1" meta:object-count="0" meta:page-count="7" meta:paragraph-count="194" meta:word-count="2635" meta:character-count="15264" meta:non-whitespace-character-count="12790"/>
    <meta:template xlink:type="simple" xlink:actuate="onRequest" xlink:title="standard1cm" xlink:href="../../../../AppData/Roaming/LibreOffice/4/user/template/standard1cm.ott" meta:date="2016-03-28T18:47:57.125000000"/>
  </office:meta>
</office:document-meta>
</file>